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211b24" officeooo:paragraph-rsid="00211b24"/>
    </style:style>
    <style:style style:name="P2" style:family="paragraph" style:parent-style-name="Standard">
      <style:text-properties officeooo:paragraph-rsid="00211b24"/>
    </style:style>
    <style:style style:name="T1" style:family="text">
      <style:text-properties officeooo:rsid="001f7b74"/>
    </style:style>
    <style:style style:name="T2" style:family="text">
      <style:text-properties officeooo:rsid="00211b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tät Bielefeld</text:p>
      <text:p text:style-name="Standard">Fakultät für Linguistik und Literaturwissenschaft</text:p>
      <text:p text:style-name="Standard">Prof. Dr. Schlangen </text:p>
      <text:p text:style-name="Standard">Universitätsstr. 25</text:p>
      <text:p text:style-name="Standard">33615 Bielefeld</text:p>
      <text:p text:style-name="Standard">Teilnehmerinformation und Einverständniserklärung</text:p>
      <text:p text:style-name="Standard">“<text:span text:style-name="T1">Building Pentomino Shapes</text:span>“</text:p>
      <text:p text:style-name="Standard"/>
      <text:p text:style-name="Standard">1. <text:s/>Ziel und Ablauf des Forschungsprojektes/der Studie</text:p>
      <text:p text:style-name="Standard">In dieser Studie werden Sie gebeten, in eine<text:span text:style-name="T2">m</text:span> <text:span text:style-name="T2">Spiel mit Pentominosteinen Formen </text:span></text:p>
      <text:p text:style-name="P1">zu legen. </text:p>
      <text:p text:style-name="Standard">2. <text:s/>Ihre Daten werden wie folgt verarbeitet:</text:p>
      <text:p text:style-name="P2">Im <text:s/>Rahmen <text:s/>des <text:s/>o.g. <text:s/>Forschungsprojekts/der <text:s/>Studie <text:s/>w<text:span text:style-name="T2">ird das Spielfeld (auch möglicherweise <text:s/>die Hände) auf Video aufgezeichnet. I</text:span>m <text:s/>Rahmen <text:s/>des <text:s/>Projekts/der <text:s/>Studie <text:s text:c="2"/>erhobene <text:s/>Daten <text:s/>(Ton, <text:s/>Video) <text:s/>werden <text:s/>anonymisiert <text:s/>ausschließlich <text:s/>für <text:s/>die <text:s/>wissenschaftliche <text:s/>Forschung <text:s/>und <text:s/>für <text:s/>die Lehre verwendet und ausgewertet. Die Daten werden nur von Mitarbeiterinnen und <text:s/>Mitarbeitern <text:s/>des <text:s/>Projekts <text:s/>genutzt <text:s/>und <text:s/>vertraulich <text:s/>behandelt <text:s/>sowie <text:s/>nicht <text:s/>an <text:s/>Dritte weitergegeben. Eine Veröffentlichung findet ausschließlich in anonymisierter <text:s/>Form statt. <text:s/>Zu Zwecken von Vorträgen und Präsentationen im wissenschaftlichen Kontext <text:s/>kann es erforderlich sein, exemplarische Ausschnitte aus den Audio- und Videoaufzeichnungen sowie einzelne Standbilder oder Verschriftlichungen des gesprochenen Wortes zu verwenden. Dafür benötigen wir Ihre separate </text:p>
      <text:p text:style-name="Standard">Einwilligung.</text:p>
      <text:p text:style-name="Standard">3. <text:s/>Die Teilnahme an der Studie und die Einwilligung sind freiwillig. Durch die </text:p>
      <text:p text:style-name="Standard">Verweigerung der Einwilligung entstehen Ihnen selbstverständlich keine Nachteile. </text:p>
      <text:p text:style-name="Standard">Sie können die Einwilligung jederzeit mit Wirkung für die Zukunft widerrufen. Die </text:p>
      <text:p text:style-name="Standard">personenbezogenen Daten werden dann gelöscht.</text:p>
      <text:p text:style-name="Standard">4. <text:s/>Ich habe die Informationen über dieses Forschungsprojekt/die Studie erhalten und </text:p>
      <text:p text:style-name="Standard">erkläre mich damiteinverstanden, dass</text:p>
      <text:p text:style-name="Standard">口die erhobenen Daten wie oben beschrieben zu Forschungs-und </text:p>
      <text:p text:style-name="Standard">Lehrzwecken erhoben, und in anonymisierter Form genutzt und veröffentlich </text:p>
      <text:p text:style-name="Standard">werden.</text:p>
      <text:p text:style-name="Standard">口einzelne Video-bzw. Tonsequenzen im Rahmen der akademischen </text:p>
      <text:p text:style-name="Standard">Präsentation von Forschungsergebnissen Dritten vorgeführt oder </text:p>
      <text:p text:style-name="Standard">veröffentlicht werden dürfen.</text:p>
      <text:p text:style-name="Standard"/>
      <text:p text:style-name="Standard">.................................................... <text:s text:c="4"/>……………………………………………</text:p>
      <text:p text:style-name="Standard">Ort, Datum <text:s text:c="11"/>Unterschrift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3T13:00:13.79</meta:creation-date>
    <dc:date>2014-08-18T10:16:51.959515274</dc:date>
    <meta:editing-duration>PT8M21S</meta:editing-duration>
    <meta:editing-cycles>9</meta:editing-cycles>
    <meta:generator>LibreOffice/4.2.4.2$Linux_x86 LibreOffice_project/420m0$Build-2</meta:generator>
    <meta:document-statistic meta:table-count="0" meta:image-count="0" meta:object-count="0" meta:page-count="1" meta:paragraph-count="27" meta:word-count="244" meta:character-count="2065" meta:non-whitespace-character-count="1778"/>
  </office:meta>
</office:document-meta>
</file>